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style:use-window-font-color="true" fo:language="en" fo:country="US"/>
    </style:style>
    <style:style style:name="P4" style:family="paragraph" style:parent-style-name="Standard">
      <style:text-properties fo:color="#ff3333"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blablacar.co.uk/search?fn=Venice&amp;fc=45.4408474%7C12.3155151&amp;fcc=&amp;tn=Ljubljana&amp;tc=46.0569465%7C14.5057515&amp;tcc=#search?fn=Venice&amp;fc=45.4408474%7C12.3155151&amp;fcc=IT&amp;tn=Ljubljana&amp;tc=46.0569465%7C14.5057515&amp;tcc=SI&amp;sort=trip_date&amp;order=asc&amp;limit=10&amp;page=2" text:style-name="Internet_20_link" text:visited-style-name="Visited_20_Internet_20_Link">https://www.blablacar.co.uk/search?fn=Venice&amp;fc=45.4408474%7C12.3155151&amp;fcc=&amp;tn=Ljubljana&amp;tc=46.0569465%7C14.5057515&amp;tcc=#search?fn=Venice&amp;fc=45.4408474%7C12.3155151&amp;fcc=IT&amp;tn=Ljubljana&amp;tc=46.0569465%7C14.5057515&amp;tcc=SI&amp;sort=trip_date&amp;order=asc&amp;limit=10&amp;page=2</text:a> pakeleilvės mašinos</text:p>
      <text:p text:style-name="Standard"/>
      <text:p text:style-name="Standard"><text:a xlink:type="simple" xlink:href="http://www.orangeways.com/en" text:style-name="Internet_20_link" text:visited-style-name="Visited_20_Internet_20_Link">http://www.orangeways.com/en</text:a> bus</text:p>
      <text:p text:style-name="Standard"/>
      <text:p text:style-name="P1"><text:a xlink:type="simple" xlink:href="http://www.theguardian.com/travel/2010/may/15/wild-camping-europe-uk-legalities" text:style-name="Internet_20_link" text:visited-style-name="Visited_20_Internet_20_Link">http://www.theguardian.com/travel/2010/may/15/wild-camping-europe-uk-legalities</text:a> wild camping in Europe</text:p>
      <text:p text:style-name="Standard"/>
      <text:p text:style-name="P5">~~~~~~~~~MARSRUTAS~~~~~~~~~~</text:p>
      <text:p text:style-name="P5"/>
      <text:list xml:id="list8140351646514498455" text:style-name="L1">
        <text:list-item>
          <text:p text:style-name="P6">Bristol{UK} – Barcelona{Ispanija} (33-35svarai) [Ryanair]</text:p>
        </text:list-item>
        <text:list-item>
          <text:p text:style-name="P6">Barcelona{Ispanija} – Marseille{Prancūzija} ( 12-15svaru) [bus - <text:a xlink:type="simple" xlink:href="https://booking.goeuro.com/#/booking/en/e1bb6627-19ea-4642-95ff-8480d57ea9ad" text:style-name="Internet_20_link" text:visited-style-name="Visited_20_Internet_20_Link">https://booking.goeuro.com/#/booking/en/e1bb6627-19ea-4642-95ff-8480d57ea9ad</text:a> ]</text:p>
        </text:list-item>
        <text:list-item>
          <text:p text:style-name="P6">Marseille{Prancūzija} – Nice{Prancūzija} (0) [autostop ??]</text:p>
        </text:list-item>
        <text:list-item>
          <text:p text:style-name="P6">Nice{Prancūzija} – Monaco{Monakas} – MonteCarlo{Monakas} (0) [autostop ??]</text:p>
        </text:list-item>
        <text:list-item>
          <text:p text:style-name="P6">MonteCarlo{Monakas} – Genova{Italija} (??) [??]</text:p>
        </text:list-item>
        <text:list-item>
          <text:p text:style-name="P6">Genova{Italija} – Alessandria{Italija} (6svarai) [train – voyages-sncf.com]</text:p>
        </text:list-item>
        <text:list-item>
          <text:p text:style-name="P6">Alessandria{Italija} – Milano{Italija} (??) [??]</text:p>
        </text:list-item>
        <text:list-item>
          <text:p text:style-name="P6">Milano{Italija} – Venice{Italija} (6-10svaru) [Megabus]</text:p>
        </text:list-item>
        <text:list-item>
          <text:p text:style-name="P6">Venice{Italija} – Liubljana{Slovėnija} (5-10svaru) [BlaBlaCar]</text:p>
        </text:list-item>
        <text:list-item>
          <text:p text:style-name="P6">Liubljana{Slovėnija} – Zagreb{Kroatija} (??) [??]</text:p>
        </text:list-item>
        <text:list-item>
          <text:p text:style-name="P6">Zagreb{Kroatija} – Sarajavo{Bosnija ir Hercegovina} (??) [??]</text:p>
        </text:list-item>
        <text:list-item>
          <text:p text:style-name="P6">Sarajavo{Bosnija ir Hercegovina} - Нови Сад Novi Sad{Serbija} (??) [??]</text:p>
        </text:list-item>
        <text:list-item>
          <text:p text:style-name="P6">Нови Сад Novi Sad{Serbija} – Budapest{Vengrija} (??) [??]</text:p>
        </text:list-item>
        <text:list-item>
          <text:p text:style-name="P6">Budapest{Vengrija} – Kopenhagen{Danija} (20-25EUR) [Ryanair]</text:p>
        </text:list-item>
        <text:list-item>
          <text:p text:style-name="P6">Kopenhagen{Danija} – Kaunas{Lietuva} (20-25EUR) [Ryanair]</text:p>
        </text:list-item>
      </text:list>
      <text:p text:style-name="P5"/>
      <text:p text:style-name="P2">~~~~~~~~TRIP~~~~~~~~</text:p>
      <text:p text:style-name="P1"/>
      <text:p text:style-name="P1">SPAIN:</text:p>
      <text:p text:style-name="P1">Barcelona:</text:p>
      <text:p text:style-name="P1">**<text:a xlink:type="simple" xlink:href="http://www.barcelonaturisme.com/wv3/en/page/81/two-days-in-barcelona.html" text:style-name="Internet_20_link" text:visited-style-name="Visited_20_Internet_20_Link">http://www.barcelonaturisme.com/wv3/en/page/81/two-days-in-barcelona.html</text:a> Lankytinos vietos</text:p>
      <text:p text:style-name="P1">*********<text:a xlink:type="simple" xlink:href="http://www.barcelona-tourist-guide.com/" text:style-name="Internet_20_link" text:visited-style-name="Visited_20_Internet_20_Link">http://www.barcelona-tourist-guide.com/</text:a> <text:span text:style-name="T1">GUIDE!!!!!!</text:span></text:p>
      <text:p text:style-name="P1">*Picasso museum (free entry every sunday- long ques...)</text:p>
      <text:p text:style-name="P1"><text:span text:style-name="T1">*</text:span><text:a xlink:type="simple" xlink:href="http://www.timeout.com/barcelona/museums/virreina-centre-de-la-imatge" text:style-name="Internet_20_link" text:visited-style-name="Visited_20_Internet_20_Link">http://www.timeout.com/barcelona/museums/virreina-centre-de-la-imatge</text:a> (free entry)</text:p>
      <text:p text:style-name="P1">*<text:a xlink:type="simple" xlink:href="http://www.barcelonaturisme.com/wv3/en/page/1068/casa-batllo.html" text:style-name="Internet_20_link" text:visited-style-name="Visited_20_Internet_20_Link">http://www.barcelonaturisme.com/wv3/en/page/1068/casa-batllo.html</text:a> </text:p>
      <text:p text:style-name="P1"><text:span text:style-name="T1">*</text:span><text:a xlink:type="simple" xlink:href="http://www.barcelonaturisme.com/wv3/en/page/1070/cathedral.html" text:style-name="Internet_20_link" text:visited-style-name="Visited_20_Internet_20_Link">http://www.barcelonaturisme.com/wv3/en/page/1070/cathedral.html</text:a> Cathedral</text:p>
      <text:p text:style-name="P1">*<text:a xlink:type="simple" xlink:href="http://www.barcelonaturisme.com/wv3/en/page/1675/el-born-centre-cultural.html" text:style-name="Internet_20_link" text:visited-style-name="Visited_20_Internet_20_Link">http://www.barcelonaturisme.com/wv3/en/page/1675/el-born-centre-cultural.html</text:a> kazkoks idomus dalykas</text:p>
      <text:p text:style-name="P1"><text:span text:style-name="T1">*</text:span><text:a xlink:type="simple" xlink:href="http://www.barcelona-tourist-guide.com/en/albums-en/magic-fountains-montjuic/index.html" text:style-name="Internet_20_link" text:visited-style-name="Visited_20_Internet_20_Link">http://www.barcelona-tourist-guide.com/en/albums-en/magic-fountains-montjuic/index.html</text:a> <text:span text:style-name="T1">Fontanai</text:span></text:p>
      <text:p text:style-name="P1"><text:span text:style-name="T1">*</text:span><text:a xlink:type="simple" xlink:href="http://www.barcelona-tourist-guide.com/en/albums-en/ramblas/index.html" text:style-name="Internet_20_link" text:visited-style-name="Visited_20_Internet_20_Link">http://www.barcelona-tourist-guide.com/en/albums-en/ramblas/index.html</text:a> <text:span text:style-name="T1">Las Rambas gatve</text:span></text:p>
      <text:p text:style-name="P1"><text:span text:style-name="T1">*</text:span><text:a xlink:type="simple" xlink:href="http://www.barcelona-tourist-guide.com/en/gaudi/barcelona-gaudi.html" text:style-name="Internet_20_link" text:visited-style-name="Visited_20_Internet_20_Link">http://www.barcelona-tourist-guide.com/en/gaudi/barcelona-gaudi.html</text:a><text:span text:style-name="T1"> architecture</text:span></text:p>
      <text:p text:style-name="P4"/>
      <text:p text:style-name="P3">FRANCE:</text:p>
      <text:p text:style-name="P3"><text:a xlink:type="simple" xlink:href="http://www.freewheelingfrance.com/cycle-camping/wild-camping-in-france.html" text:style-name="Internet_20_link" text:visited-style-name="Visited_20_Internet_20_Link">http://www.freewheelingfrance.com/cycle-camping/wild-camping-in-france.html</text:a> camping</text:p>
      <text:p text:style-name="P3">Avignon:</text:p>
      <text:p text:style-name="P3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1T00:56:29.83</meta:creation-date>
    <dc:date>2015-11-11T03:31:46.67</dc:date>
    <meta:editing-duration>PT3H18M53S</meta:editing-duration>
    <meta:editing-cycles>10</meta:editing-cycles>
    <meta:generator>OpenOffice/4.1.1$Win32 OpenOffice.org_project/411m6$Build-9775</meta:generator>
    <meta:document-statistic meta:table-count="0" meta:image-count="0" meta:object-count="0" meta:page-count="1" meta:paragraph-count="36" meta:word-count="160" meta:character-count="2366"/>
  </office:meta>
</office:document-meta>
</file>